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Roboto" fo:font-size="14pt" style:font-size-asian="14pt" style:font-size-complex="14pt"/>
    </style:style>
    <style:style style:name="P2" style:family="paragraph" style:parent-style-name="Standard">
      <style:paragraph-properties fo:text-align="center" style:justify-single-word="false"/>
      <style:text-properties style:font-name="Roboto" fo:font-size="14pt" officeooo:rsid="000c8186" officeooo:paragraph-rsid="000c8186" style:font-size-asian="14pt" style:font-size-complex="14pt"/>
    </style:style>
    <style:style style:name="P3" style:family="paragraph" style:parent-style-name="Standard">
      <style:text-properties style:font-name="Roboto" fo:font-size="14pt" officeooo:rsid="000c8186" officeooo:paragraph-rsid="000c8186" style:font-size-asian="14pt" style:font-size-complex="14pt"/>
    </style:style>
    <style:style style:name="P4" style:family="paragraph" style:parent-style-name="Standard">
      <style:paragraph-properties fo:text-align="center" style:justify-single-word="false"/>
      <style:text-properties style:font-name="Roboto" fo:font-size="14pt" officeooo:rsid="000c85da" officeooo:paragraph-rsid="000c85da" style:font-size-asian="14pt" style:font-size-complex="14pt"/>
    </style:style>
    <style:style style:name="P5" style:family="paragraph" style:parent-style-name="Standard">
      <style:text-properties style:font-name="Roboto" fo:font-size="14pt" officeooo:rsid="000c85da" officeooo:paragraph-rsid="000c85da" style:font-size-asian="14pt" style:font-size-complex="14pt"/>
    </style:style>
    <style:style style:name="P6" style:family="paragraph" style:parent-style-name="Standard">
      <style:paragraph-properties fo:text-align="center" style:justify-single-word="false"/>
      <style:text-properties style:font-name="Roboto" fo:font-size="18pt" officeooo:rsid="000c85da" officeooo:paragraph-rsid="0018fbe9" style:font-size-asian="18pt" style:font-size-complex="18pt"/>
    </style:style>
    <style:style style:name="P7" style:family="paragraph" style:parent-style-name="Standard">
      <style:paragraph-properties fo:text-align="start" style:justify-single-word="false"/>
      <style:text-properties style:font-name="Roboto" fo:font-size="18pt" officeooo:rsid="000c85da" officeooo:paragraph-rsid="000c85da" style:font-size-asian="18pt" style:font-size-complex="18pt"/>
    </style:style>
    <style:style style:name="P8" style:family="paragraph" style:parent-style-name="Standard">
      <style:paragraph-properties fo:text-align="center" style:justify-single-word="false"/>
      <style:text-properties style:font-name="Roboto" fo:font-size="18pt" officeooo:rsid="0018fbe9" officeooo:paragraph-rsid="0018fbe9" style:font-size-asian="18pt" style:font-size-complex="18pt"/>
    </style:style>
    <style:style style:name="P9" style:family="paragraph" style:parent-style-name="Standard">
      <style:paragraph-properties fo:text-align="start" style:justify-single-word="false"/>
      <style:text-properties style:font-name="Roboto" fo:font-size="18pt" officeooo:rsid="0018fbe9" officeooo:paragraph-rsid="0018fbe9" style:font-size-asian="18pt" style:font-size-complex="18pt"/>
    </style:style>
    <style:style style:name="P10" style:family="paragraph" style:parent-style-name="Standard">
      <style:paragraph-properties fo:text-align="start" style:justify-single-word="false"/>
      <style:text-properties style:font-name="Roboto" fo:font-size="18pt" officeooo:rsid="0018fbe9" officeooo:paragraph-rsid="00299d9f" style:font-size-asian="18pt" style:font-size-complex="18pt"/>
    </style:style>
    <style:style style:name="P11" style:family="paragraph" style:parent-style-name="Standard">
      <style:paragraph-properties fo:text-align="start" style:justify-single-word="false"/>
      <style:text-properties style:font-name="Roboto" fo:font-size="18pt" officeooo:rsid="0018fbe9" officeooo:paragraph-rsid="002c7271" style:font-size-asian="18pt" style:font-size-complex="18pt"/>
    </style:style>
    <style:style style:name="P12" style:family="paragraph" style:parent-style-name="Standard">
      <style:paragraph-properties fo:text-align="start" style:justify-single-word="false"/>
      <style:text-properties style:font-name="Roboto" fo:font-size="18pt" officeooo:rsid="00182ecd" officeooo:paragraph-rsid="00182ecd" style:font-size-asian="18pt" style:font-size-complex="18pt"/>
    </style:style>
    <style:style style:name="P13" style:family="paragraph" style:parent-style-name="Standard">
      <style:paragraph-properties fo:text-align="start" style:justify-single-word="false"/>
      <style:text-properties style:font-name="Roboto" fo:font-size="18pt" officeooo:rsid="00299d9f" officeooo:paragraph-rsid="00299d9f" style:font-size-asian="18pt" style:font-size-complex="18pt"/>
    </style:style>
    <style:style style:name="P14" style:family="paragraph" style:parent-style-name="Standard">
      <style:paragraph-properties fo:text-align="center" style:justify-single-word="false"/>
      <style:text-properties style:font-name="Roboto" fo:font-size="32pt" fo:font-weight="bold" officeooo:rsid="000c85da" officeooo:paragraph-rsid="000c85da" style:font-size-asian="32pt" style:font-weight-asian="bold" style:font-size-complex="32pt" style:font-weight-complex="bold"/>
    </style:style>
    <style:style style:name="P15" style:family="paragraph" style:parent-style-name="Title">
      <style:paragraph-properties fo:text-align="center" style:justify-single-word="false"/>
      <style:text-properties style:font-name="Roboto" fo:font-size="14pt" style:font-size-asian="14pt" style:font-size-complex="14pt"/>
    </style:style>
    <style:style style:name="P16" style:family="paragraph" style:parent-style-name="Standard">
      <style:paragraph-properties fo:text-align="start" style:justify-single-word="false"/>
      <style:text-properties style:font-name="Roboto" fo:font-size="18pt" fo:font-weight="normal" officeooo:rsid="00299d9f" officeooo:paragraph-rsid="00299d9f" style:font-size-asian="18pt" style:font-weight-asian="normal" style:font-size-complex="18pt" style:font-weight-complex="normal"/>
    </style:style>
    <style:style style:name="P17" style:family="paragraph" style:parent-style-name="Standard">
      <style:paragraph-properties fo:text-align="start" style:justify-single-word="false"/>
      <style:text-properties style:font-name="Roboto" fo:font-size="18pt" fo:font-weight="normal" officeooo:rsid="0018fbe9" officeooo:paragraph-rsid="0034af07" style:font-size-asian="18pt" style:font-weight-asian="normal" style:font-size-complex="18pt" style:font-weight-complex="normal"/>
    </style:style>
    <style:style style:name="P18" style:family="paragraph" style:parent-style-name="Standard">
      <style:paragraph-properties fo:text-align="start" style:justify-single-word="false"/>
      <style:text-properties style:font-name="Roboto" fo:font-size="18pt" officeooo:rsid="00299d9f" officeooo:paragraph-rsid="0034af07" style:font-size-asian="18pt" style:font-size-complex="18pt"/>
    </style:style>
    <style:style style:name="P19" style:family="paragraph" style:parent-style-name="Standard">
      <style:paragraph-properties fo:text-align="start" style:justify-single-word="false"/>
      <style:text-properties style:font-name="Roboto" fo:font-size="18pt" officeooo:rsid="0018fbe9" officeooo:paragraph-rsid="0034af07" style:font-size-asian="18pt" style:font-size-complex="18pt"/>
    </style:style>
    <style:style style:name="P20" style:family="paragraph" style:parent-style-name="Standard">
      <style:paragraph-properties fo:text-align="center" style:justify-single-word="false"/>
      <style:text-properties style:font-name="Roboto" fo:font-size="18pt" style:text-underline-style="solid" style:text-underline-width="auto" style:text-underline-color="font-color" officeooo:rsid="000c85da" officeooo:paragraph-rsid="0018fbe9" style:font-size-asian="18pt" style:font-size-complex="18pt"/>
    </style:style>
    <style:style style:name="P21" style:family="paragraph" style:parent-style-name="Standard">
      <style:paragraph-properties fo:text-align="start" style:justify-single-word="false"/>
      <style:text-properties style:font-name="Roboto" fo:font-size="18pt" fo:font-weight="bold" officeooo:rsid="00299d9f" officeooo:paragraph-rsid="00299d9f" style:font-size-asian="18pt" style:font-weight-asian="bold" style:font-size-complex="18pt" style:font-weight-complex="bold"/>
    </style:style>
    <style:style style:name="P22" style:family="paragraph" style:parent-style-name="Standard">
      <style:paragraph-properties fo:text-align="center" style:justify-single-word="false"/>
      <style:text-properties style:font-name="Roboto" fo:font-size="32pt" fo:font-weight="bold" officeooo:rsid="000c85da" officeooo:paragraph-rsid="000c85da" style:font-size-asian="32pt" style:font-weight-asian="bold" style:font-size-complex="32pt" style:font-weight-complex="bold"/>
    </style:style>
    <style:style style:name="P23" style:family="paragraph" style:parent-style-name="Standard">
      <style:paragraph-properties fo:text-align="start" style:justify-single-word="false"/>
      <style:text-properties style:font-name="Roboto" fo:font-size="14pt" officeooo:rsid="000c85da" officeooo:paragraph-rsid="000c85da" style:font-size-asian="14pt" style:font-size-complex="14pt"/>
    </style:style>
    <style:style style:name="P24" style:family="paragraph" style:parent-style-name="Standard">
      <style:paragraph-properties fo:text-align="start" style:justify-single-word="false"/>
      <style:text-properties style:font-name="Roboto" fo:font-size="14pt" officeooo:rsid="000c85da" officeooo:paragraph-rsid="00373b2f" style:font-size-asian="14pt" style:font-size-complex="14pt"/>
    </style:style>
    <style:style style:name="P25" style:family="paragraph" style:parent-style-name="Standard">
      <style:paragraph-properties fo:text-align="start" style:justify-single-word="false"/>
      <style:text-properties style:font-name="Roboto" fo:font-size="14pt" officeooo:rsid="000c85da" officeooo:paragraph-rsid="0028379e" style:font-size-asian="14pt" style:font-size-complex="14pt"/>
    </style:style>
    <style:style style:name="P26" style:family="paragraph" style:parent-style-name="Standard">
      <style:paragraph-properties fo:text-align="start" style:justify-single-word="false"/>
      <style:text-properties style:font-name="Roboto" fo:font-size="14pt" officeooo:rsid="000c85da" officeooo:paragraph-rsid="0038e8b3" style:font-size-asian="14pt" style:font-size-complex="14pt"/>
    </style:style>
    <style:style style:name="P27" style:family="paragraph" style:parent-style-name="Standard">
      <style:paragraph-properties fo:text-align="start" style:justify-single-word="false"/>
      <style:text-properties style:font-name="Roboto" fo:font-size="14pt" officeooo:rsid="000c85da" officeooo:paragraph-rsid="00299d9f" style:font-size-asian="14pt" style:font-size-complex="14pt"/>
    </style:style>
    <style:style style:name="P28" style:family="paragraph" style:parent-style-name="Standard">
      <style:paragraph-properties fo:text-align="start" style:justify-single-word="false"/>
      <style:text-properties style:font-name="Roboto" fo:font-size="14pt" officeooo:rsid="000c85da" officeooo:paragraph-rsid="00322b69" style:font-size-asian="14pt" style:font-size-complex="14pt"/>
    </style:style>
    <style:style style:name="P29" style:family="paragraph" style:parent-style-name="Standard">
      <style:paragraph-properties fo:text-align="start" style:justify-single-word="false"/>
      <style:text-properties style:font-name="Roboto" fo:font-size="14pt" officeooo:rsid="000c85da" officeooo:paragraph-rsid="003f785d" style:font-size-asian="14pt" style:font-size-complex="14pt"/>
    </style:style>
    <style:style style:name="P30" style:family="paragraph" style:parent-style-name="Standard">
      <style:paragraph-properties fo:text-align="center" style:justify-single-word="false"/>
      <style:text-properties style:font-name="Roboto" fo:font-size="14pt" officeooo:rsid="000c85da" officeooo:paragraph-rsid="000c85da" style:font-size-asian="14pt" style:font-size-complex="14pt"/>
    </style:style>
    <style:style style:name="P31" style:family="paragraph" style:parent-style-name="Standard">
      <style:paragraph-properties fo:text-align="center" style:justify-single-word="false"/>
      <style:text-properties style:font-name="Roboto" fo:font-size="14pt" officeooo:rsid="000c85da" officeooo:paragraph-rsid="00373b2f" style:font-size-asian="14pt" style:font-size-complex="14pt"/>
    </style:style>
    <style:style style:name="P32" style:family="paragraph" style:parent-style-name="Standard">
      <style:paragraph-properties fo:text-align="start" style:justify-single-word="false"/>
      <style:text-properties style:font-name="Roboto" fo:font-size="14pt" officeooo:rsid="0035a0bc" officeooo:paragraph-rsid="00373b2f" style:font-size-asian="14pt" style:font-size-complex="14pt"/>
    </style:style>
    <style:style style:name="P33" style:family="paragraph" style:parent-style-name="Standard">
      <style:paragraph-properties fo:text-align="start" style:justify-single-word="false"/>
      <style:text-properties style:font-name="Roboto" fo:font-size="14pt" officeooo:rsid="0035a0bc" officeooo:paragraph-rsid="0034af07" style:font-size-asian="14pt" style:font-size-complex="14pt"/>
    </style:style>
    <style:style style:name="P34" style:family="paragraph" style:parent-style-name="Standard">
      <style:paragraph-properties fo:text-align="start" style:justify-single-word="false"/>
      <style:text-properties style:font-name="Roboto" fo:font-size="14pt" officeooo:rsid="0035a0bc" officeooo:paragraph-rsid="0035a0bc" style:font-size-asian="14pt" style:font-size-complex="14pt"/>
    </style:style>
    <style:style style:name="P35" style:family="paragraph" style:parent-style-name="Standard">
      <style:paragraph-properties fo:text-align="start" style:justify-single-word="false"/>
      <style:text-properties style:font-name="Roboto" fo:font-size="14pt" officeooo:rsid="0035a0bc" officeooo:paragraph-rsid="003637fc" style:font-size-asian="14pt" style:font-size-complex="14pt"/>
    </style:style>
    <style:style style:name="P36" style:family="paragraph" style:parent-style-name="Standard">
      <style:paragraph-properties fo:text-align="start" style:justify-single-word="false"/>
      <style:text-properties style:font-name="Roboto" fo:font-size="14pt" officeooo:rsid="000e927d" officeooo:paragraph-rsid="0034af07" style:font-size-asian="14pt" style:font-size-complex="14pt"/>
    </style:style>
    <style:style style:name="P37" style:family="paragraph" style:parent-style-name="Standard">
      <style:paragraph-properties fo:text-align="start" style:justify-single-word="false"/>
      <style:text-properties style:font-name="Roboto" fo:font-size="14pt" officeooo:rsid="0034af07" officeooo:paragraph-rsid="0034af07" style:font-size-asian="14pt" style:font-size-complex="14pt"/>
    </style:style>
    <style:style style:name="P38" style:family="paragraph" style:parent-style-name="Standard">
      <style:paragraph-properties fo:text-align="start" style:justify-single-word="false"/>
      <style:text-properties style:font-name="Roboto" fo:font-size="14pt" officeooo:rsid="00182ecd" officeooo:paragraph-rsid="00299d9f" style:font-size-asian="14pt" style:font-size-complex="14pt"/>
    </style:style>
    <style:style style:name="P39" style:family="paragraph" style:parent-style-name="Standard">
      <style:paragraph-properties fo:text-align="start" style:justify-single-word="false"/>
      <style:text-properties style:font-name="Roboto" fo:font-size="14pt" officeooo:rsid="00182ecd" officeooo:paragraph-rsid="003b70b5" style:font-size-asian="14pt" style:font-size-complex="14pt"/>
    </style:style>
    <style:style style:name="P40" style:family="paragraph" style:parent-style-name="Standard">
      <style:paragraph-properties fo:text-align="start" style:justify-single-word="false"/>
      <style:text-properties style:font-name="Roboto" fo:font-size="14pt" officeooo:rsid="00182ecd" officeooo:paragraph-rsid="003f785d" style:font-size-asian="14pt" style:font-size-complex="14pt"/>
    </style:style>
    <style:style style:name="P41" style:family="paragraph" style:parent-style-name="Standard">
      <style:paragraph-properties fo:text-align="start" style:justify-single-word="false"/>
      <style:text-properties style:font-name="Roboto" fo:font-size="14pt" officeooo:rsid="001ce44e" officeooo:paragraph-rsid="00382c88" style:font-size-asian="14pt" style:font-size-complex="14pt"/>
    </style:style>
    <style:style style:name="P42" style:family="paragraph" style:parent-style-name="Standard">
      <style:paragraph-properties fo:text-align="start" style:justify-single-word="false"/>
      <style:text-properties style:font-name="Roboto" fo:font-size="14pt" officeooo:rsid="001ce44e" officeooo:paragraph-rsid="0038e8b3" style:font-size-asian="14pt" style:font-size-complex="14pt"/>
    </style:style>
    <style:style style:name="P43" style:family="paragraph" style:parent-style-name="Standard">
      <style:paragraph-properties fo:text-align="center" style:justify-single-word="false"/>
      <style:text-properties style:font-name="Roboto" fo:font-size="14pt" officeooo:rsid="001ce44e" officeooo:paragraph-rsid="001ce44e" style:font-size-asian="14pt" style:font-size-complex="14pt"/>
    </style:style>
    <style:style style:name="P44" style:family="paragraph" style:parent-style-name="Standard">
      <style:paragraph-properties fo:text-align="center" style:justify-single-word="false"/>
      <style:text-properties style:font-name="Roboto" fo:font-size="14pt" officeooo:rsid="001ce44e" officeooo:paragraph-rsid="003f785d" style:font-size-asian="14pt" style:font-size-complex="14pt"/>
    </style:style>
    <style:style style:name="P45" style:family="paragraph" style:parent-style-name="Standard">
      <style:paragraph-properties fo:text-align="start" style:justify-single-word="false"/>
      <style:text-properties style:font-name="Roboto" fo:font-size="14pt" officeooo:rsid="001da53f" officeooo:paragraph-rsid="0028379e" style:font-size-asian="14pt" style:font-size-complex="14pt"/>
    </style:style>
    <style:style style:name="P46" style:family="paragraph" style:parent-style-name="Standard">
      <style:paragraph-properties fo:text-align="start" style:justify-single-word="false"/>
      <style:text-properties style:font-name="Roboto" fo:font-size="14pt" officeooo:rsid="0018fbe9" officeooo:paragraph-rsid="001ce44e" style:font-size-asian="14pt" style:font-size-complex="14pt"/>
    </style:style>
    <style:style style:name="P47" style:family="paragraph" style:parent-style-name="Standard">
      <style:paragraph-properties fo:text-align="start" style:justify-single-word="false"/>
      <style:text-properties style:font-name="Roboto" fo:font-size="14pt" officeooo:rsid="0018fbe9" officeooo:paragraph-rsid="003f785d" style:font-size-asian="14pt" style:font-size-complex="14pt"/>
    </style:style>
    <style:style style:name="P48" style:family="paragraph" style:parent-style-name="Standard">
      <style:paragraph-properties fo:text-align="start" style:justify-single-word="false"/>
      <style:text-properties style:font-name="Roboto" fo:font-size="14pt" officeooo:rsid="00299d9f" officeooo:paragraph-rsid="00299d9f" style:font-size-asian="14pt" style:font-size-complex="14pt"/>
    </style:style>
    <style:style style:name="P49" style:family="paragraph" style:parent-style-name="Standard">
      <style:paragraph-properties fo:text-align="start" style:justify-single-word="false"/>
      <style:text-properties style:font-name="Roboto" fo:font-size="14pt" officeooo:rsid="003d112e" officeooo:paragraph-rsid="003d112e" style:font-size-asian="14pt" style:font-size-complex="14pt"/>
    </style:style>
    <style:style style:name="P50" style:family="paragraph" style:parent-style-name="Standard">
      <style:paragraph-properties fo:text-align="center" style:justify-single-word="false"/>
      <style:text-properties style:font-name="Roboto" fo:font-size="14pt" style:text-underline-style="solid" style:text-underline-width="auto" style:text-underline-color="font-color" officeooo:rsid="000c85da" officeooo:paragraph-rsid="000c85da" style:font-size-asian="14pt" style:font-size-complex="14pt"/>
    </style:style>
    <style:style style:name="P51" style:family="paragraph" style:parent-style-name="Standard">
      <style:paragraph-properties fo:text-align="center" style:justify-single-word="false"/>
      <style:text-properties style:font-name="Roboto" fo:font-size="14pt" style:text-underline-style="solid" style:text-underline-width="auto" style:text-underline-color="font-color" officeooo:rsid="000f9a01" officeooo:paragraph-rsid="000f9a01" style:font-size-asian="14pt" style:font-size-complex="14pt"/>
    </style:style>
    <style:style style:name="P52" style:family="paragraph" style:parent-style-name="Standard">
      <style:paragraph-properties fo:text-align="center" style:justify-single-word="false"/>
      <style:text-properties style:font-name="Roboto" fo:font-size="14pt" style:text-underline-style="solid" style:text-underline-width="auto" style:text-underline-color="font-color" officeooo:rsid="001ce44e" officeooo:paragraph-rsid="00234591" style:font-size-asian="14pt" style:font-size-complex="14pt"/>
    </style:style>
    <style:style style:name="P53" style:family="paragraph" style:parent-style-name="Standard">
      <style:paragraph-properties fo:text-align="center" style:justify-single-word="false"/>
      <style:text-properties style:font-name="Roboto" fo:font-size="14pt" style:text-underline-style="solid" style:text-underline-width="auto" style:text-underline-color="font-color" fo:font-weight="bold" officeooo:rsid="00299d9f" officeooo:paragraph-rsid="002a7abf" style:font-size-asian="14pt" style:font-weight-asian="bold" style:font-size-complex="14pt" style:font-weight-complex="bold"/>
    </style:style>
    <style:style style:name="P54" style:family="paragraph" style:parent-style-name="Standard">
      <style:paragraph-properties fo:text-align="start" style:justify-single-word="false"/>
      <style:text-properties style:font-name="Roboto" fo:font-size="14pt" style:text-underline-style="none" officeooo:rsid="000c85da" officeooo:paragraph-rsid="00322b69" style:font-size-asian="14pt" style:font-size-complex="14pt"/>
    </style:style>
    <style:style style:name="P55" style:family="paragraph" style:parent-style-name="Standard">
      <style:paragraph-properties fo:text-align="center" style:justify-single-word="false"/>
      <style:text-properties style:font-name="Roboto" fo:font-size="14pt" style:text-underline-style="none" fo:font-weight="normal" officeooo:rsid="000c85da" officeooo:paragraph-rsid="00234591" style:font-size-asian="14pt" style:font-weight-asian="normal" style:font-size-complex="14pt" style:font-weight-complex="normal"/>
    </style:style>
    <style:style style:name="P56" style:family="paragraph" style:parent-style-name="Standard">
      <style:paragraph-properties fo:text-align="start" style:justify-single-word="false"/>
      <style:text-properties style:font-name="Roboto" fo:font-size="14pt" style:text-underline-style="none" fo:font-weight="normal" officeooo:rsid="00299d9f" officeooo:paragraph-rsid="003f785d" style:font-size-asian="14pt" style:font-weight-asian="normal" style:font-size-complex="14pt" style:font-weight-complex="normal"/>
    </style:style>
    <style:style style:name="P57" style:family="paragraph" style:parent-style-name="Standard">
      <style:paragraph-properties fo:text-align="start" style:justify-single-word="false"/>
      <style:text-properties style:font-name="Roboto" fo:font-size="14pt" style:text-underline-style="none" fo:font-weight="normal" officeooo:rsid="00182ecd" officeooo:paragraph-rsid="0042686c" style:font-size-asian="14pt" style:font-weight-asian="normal" style:font-size-complex="14pt" style:font-weight-complex="normal"/>
    </style:style>
    <style:style style:name="T1" style:family="text">
      <style:text-properties officeooo:rsid="000c85da"/>
    </style:style>
    <style:style style:name="T2" style:family="text">
      <style:text-properties fo:font-size="32pt" style:font-size-asian="32pt" style:font-size-complex="32pt"/>
    </style:style>
    <style:style style:name="T3" style:family="text">
      <style:text-properties fo:font-size="32pt" officeooo:rsid="000c85da" style:font-size-asian="32pt" style:font-size-complex="32pt"/>
    </style:style>
    <style:style style:name="T4" style:family="text">
      <style:text-properties fo:font-weight="bold" style:font-weight-asian="bold" style:font-weight-complex="bold"/>
    </style:style>
    <style:style style:name="T5" style:family="text">
      <style:text-properties fo:font-weight="bold" officeooo:rsid="0018fbe9" style:font-weight-asian="bold" style:font-weight-complex="bold"/>
    </style:style>
    <style:style style:name="T6" style:family="text">
      <style:text-properties fo:font-weight="bold" officeooo:rsid="002c7271" style:font-weight-asian="bold" style:font-weight-complex="bold"/>
    </style:style>
    <style:style style:name="T7" style:family="text">
      <style:text-properties fo:font-weight="bold" officeooo:rsid="0034af07"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officeooo:rsid="00182ecd"/>
    </style:style>
    <style:style style:name="T11" style:family="text">
      <style:text-properties style:text-underline-style="solid" style:text-underline-width="auto" style:text-underline-color="font-color" officeooo:rsid="000c85da"/>
    </style:style>
    <style:style style:name="T12" style:family="text">
      <style:text-properties officeooo:rsid="001293a1"/>
    </style:style>
    <style:style style:name="T13" style:family="text">
      <style:text-properties officeooo:rsid="00182ecd"/>
    </style:style>
    <style:style style:name="T14" style:family="text">
      <style:text-properties officeooo:rsid="0018fbe9"/>
    </style:style>
    <style:style style:name="T15" style:family="text">
      <style:text-properties officeooo:rsid="0021297a"/>
    </style:style>
    <style:style style:name="T16" style:family="text">
      <style:text-properties officeooo:rsid="0021ba99"/>
    </style:style>
    <style:style style:name="T17" style:family="text">
      <style:text-properties fo:font-weight="normal" style:font-weight-asian="normal" style:font-weight-complex="normal"/>
    </style:style>
    <style:style style:name="T18" style:family="text">
      <style:text-properties fo:font-weight="normal" officeooo:rsid="00234591" style:font-weight-asian="normal" style:font-weight-complex="normal"/>
    </style:style>
    <style:style style:name="T19" style:family="text">
      <style:text-properties fo:font-weight="normal" officeooo:rsid="00334beb" style:font-weight-asian="normal" style:font-weight-complex="normal"/>
    </style:style>
    <style:style style:name="T20" style:family="text">
      <style:text-properties fo:font-weight="normal" officeooo:rsid="0034af07" style:font-weight-asian="normal" style:font-weight-complex="normal"/>
    </style:style>
    <style:style style:name="T21" style:family="text">
      <style:text-properties fo:font-weight="normal" officeooo:rsid="003f785d" style:font-weight-asian="normal" style:font-weight-complex="normal"/>
    </style:style>
    <style:style style:name="T22" style:family="text">
      <style:text-properties officeooo:rsid="0028379e"/>
    </style:style>
    <style:style style:name="T23" style:family="text">
      <style:text-properties style:text-underline-style="none"/>
    </style:style>
    <style:style style:name="T24" style:family="text">
      <style:text-properties style:text-underline-style="none" officeooo:rsid="003f785d"/>
    </style:style>
    <style:style style:name="T25" style:family="text">
      <style:text-properties officeooo:rsid="003276e8"/>
    </style:style>
    <style:style style:name="T26" style:family="text">
      <style:text-properties officeooo:rsid="00334beb"/>
    </style:style>
    <style:style style:name="T27" style:family="text">
      <style:text-properties officeooo:rsid="0034af07"/>
    </style:style>
    <style:style style:name="T28" style:family="text">
      <style:text-properties officeooo:rsid="003637fc"/>
    </style:style>
    <style:style style:name="T29" style:family="text">
      <style:text-properties officeooo:rsid="00373b2f"/>
    </style:style>
    <style:style style:name="T30" style:family="text">
      <style:text-properties officeooo:rsid="00382c88"/>
    </style:style>
    <style:style style:name="T31" style:family="text">
      <style:text-properties officeooo:rsid="0038e8b3"/>
    </style:style>
    <style:style style:name="T32" style:family="text">
      <style:text-properties officeooo:rsid="003aac54"/>
    </style:style>
    <style:style style:name="T33" style:family="text">
      <style:text-properties officeooo:rsid="003b70b5"/>
    </style:style>
    <style:style style:name="T34" style:family="text">
      <style:text-properties officeooo:rsid="003e071f"/>
    </style:style>
    <style:style style:name="T35" style:family="text">
      <style:text-properties officeooo:rsid="003f785d"/>
    </style:style>
    <style:style style:name="T36" style:family="text">
      <style:text-properties officeooo:rsid="0042686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text:span text:style-name="T3">SPÉCIFICATIONS</text:span><text:span text:style-name="T2"> TECHNIQUES ET FONCTIONNELLES</text:span> </text:p>
      <text:p text:style-name="P2"><text:span text:style-name="T25">du </text:span>«<text:span text:style-name="T25">Data-Project »</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pan text:style-name="T8">Auteur :</text:span> </text:p>
      <text:p text:style-name="P4">Sylvie, <text:span text:style-name="T25">Laurent</text:span>, <text:span text:style-name="T12">Edains, </text:span>Francis, version 1.0</text:p>
      <text:p text:style-name="P4"/>
      <text:p text:style-name="P4"><text:span text:style-name="T8">Date :</text:span> </text:p>
      <text:p text:style-name="P4"><text:span text:style-name="T25">09/0</text:span>1/2018</text:p>
      <text:p text:style-name="P5"/>
      <text:p text:style-name="P14"><text:soft-page-break/></text:p>
      <text:p text:style-name="P14"/>
      <text:p text:style-name="P14">Table des matières</text:p>
      <text:p text:style-name="P4"/>
      <text:p text:style-name="P4"/>
      <text:p text:style-name="P4"/>
      <text:p text:style-name="P7"><text:span text:style-name="T4">1.</text:span> Historique du document</text:p>
      <text:p text:style-name="P7"/>
      <text:p text:style-name="P7"><text:span text:style-name="T4">2.</text:span> Présentation générale</text:p>
      <text:p text:style-name="P7"/>
      <text:p text:style-name="P7"><text:span text:style-name="T4">3. </text:span>Page <text:span text:style-name="T15">d’accueil </text:span>principale</text:p>
      <text:p text:style-name="P12"><text:tab/> </text:p>
      <text:p text:style-name="P9"><text:span text:style-name="T4">4.</text:span> <text:span text:style-name="T26">Page Inscription </text:span></text:p>
      <text:p text:style-name="P9"/>
      <text:p text:style-name="P21">5. <text:span text:style-name="T17">Page </text:span><text:span text:style-name="T20">P</text:span><text:span text:style-name="T19">rofil</text:span></text:p>
      <text:p text:style-name="P16"/>
      <text:p text:style-name="P18"><text:span text:style-name="T4">6.</text:span> Page <text:span text:style-name="T27">Produits</text:span></text:p>
      <text:p text:style-name="P19"/>
      <text:p text:style-name="P19"><text:span text:style-name="T6">7</text:span><text:span text:style-name="T4">. </text:span><text:span text:style-name="T19">Page </text:span><text:span text:style-name="T20">Catégories</text:span></text:p>
      <text:p text:style-name="P19"/>
      <text:p text:style-name="P17"><text:span text:style-name="T6">8</text:span><text:span text:style-name="T4">. </text:span><text:span text:style-name="T26">Page Listes</text:span></text:p>
      <text:p text:style-name="P17"/>
      <text:p text:style-name="P13"><text:span text:style-name="T7">9</text:span><text:span text:style-name="T4">.</text:span> Page <text:span text:style-name="T27">Caractéristiques du produit</text:span></text:p>
      <text:p text:style-name="P10"/>
      <text:p text:style-name="P9"><text:span text:style-name="T7">10</text:span><text:span text:style-name="T4">. </text:span><text:span text:style-name="T19">Page Menus</text:span></text:p>
      <text:p text:style-name="P9"/>
      <text:p text:style-name="P11"><text:span text:style-name="T7">11</text:span><text:span text:style-name="T4">. </text:span><text:span text:style-name="T19">Page </text:span><text:span text:style-name="T20">check-list</text:span></text:p>
      <text:p text:style-name="P11"/>
      <text:p text:style-name="P11"><text:span text:style-name="T7">12</text:span><text:span text:style-name="T4">. </text:span><text:span text:style-name="T18">Interface</text:span> <text:span text:style-name="T15">de connexion pour ajouter et modifier</text:span></text:p>
      <text:p text:style-name="P8"><text:tab/></text:p>
      <text:p text:style-name="P6"/>
      <text:p text:style-name="P6"/>
      <text:p text:style-name="P20"><text:span text:style-name="T4"/></text:p>
      <text:p text:style-name="P50"><text:soft-page-break/><text:span text:style-name="T4">1.</text:span> Historique du document</text:p>
      <text:p text:style-name="P4"/>
      <text:p text:style-name="P23">Version : 1.0.0</text:p>
      <text:p text:style-name="P23">Nature des changements : Version initiale</text:p>
      <text:p text:style-name="P23">Rédacteurs : Sylvie, <text:span text:style-name="T27">Laurent</text:span>, <text:span text:style-name="T12">Edains </text:span>et Francis</text:p>
      <text:p text:style-name="P23">Date : <text:span text:style-name="T27">09</text:span> <text:span text:style-name="T27">janvier</text:span> 201<text:span text:style-name="T27">9</text:span></text:p>
      <text:p text:style-name="P23"/>
      <text:p text:style-name="P23"/>
      <text:p text:style-name="P31"><text:span text:style-name="T9">2.</text:span><text:span text:style-name="T8"> Présentation générale</text:span></text:p>
      <text:p text:style-name="P31"/>
      <text:p text:style-name="P32"><text:span text:style-name="T9">OBLIGATOIRE :</text:span> </text:p>
      <text:p text:style-name="P32"><text:tab/>- Mobile first</text:p>
      <text:p text:style-name="P32"><text:tab/>- Utilisation de Git / Github</text:p>
      <text:p text:style-name="P32"><text:tab/>- Travailler avec un tableau de taches</text:p>
      <text:p text:style-name="P32"><text:tab/>- 1 Release (réalisation) fonctionnelle à 16h45 <text:tab/>différent <text:tab/>chaque jour</text:p>
      <text:p text:style-name="P23"/>
      <text:p text:style-name="P24"><text:span text:style-name="T8">Objectifs :</text:span></text:p>
      <text:p text:style-name="P24"><text:span text:style-name="T8"/></text:p>
      <text:p text:style-name="P36">L’ objectif étant de <text:span text:style-name="T27">chercher un jeu de données libre et de l’intégrer à un site. (Utilisation d’une base de donnée et d’un script PHP)</text:span></text:p>
      <text:p text:style-name="P33"/>
      <text:p text:style-name="P37">Les étapes de conception seront à respecter : </text:p>
      <text:p text:style-name="P37"><text:tab/>- MCD / MLD / MPD</text:p>
      <text:p text:style-name="P37"><text:tab/>- Zoning, wireframe, mockup</text:p>
      <text:p text:style-name="P37"><text:tab/>- Organisation du code3</text:p>
      <text:p text:style-name="P37"><text:tab/>- Spécification techniques et fonctionnelles</text:p>
      <text:p text:style-name="P37"/>
      <text:p text:style-name="P37"/>
      <text:p text:style-name="P34">Langages utilisable : HTML, CSS, JS, PHP (sql) → MVC si orienté objet.</text:p>
      <text:p text:style-name="P34"/>
      <text:p text:style-name="P34">Frameworks autorisés : Jquerry, Boilerplate, Bootstrap, …</text:p>
      <text:p text:style-name="P34"/>
      <text:p text:style-name="P34">Pseudo langage : SASS, …</text:p>
      <text:p text:style-name="P34"/>
      <text:p text:style-name="P35">/!\ UI et UX <text:span text:style-name="T28">sont importantes</text:span></text:p>
      <text:p text:style-name="P35"/>
      <text:p text:style-name="P35"/>
      <text:p text:style-name="P51"><text:span text:style-name="T4"/></text:p>
      <text:p text:style-name="P51"><text:span text:style-name="T4"/></text:p>
      <text:p text:style-name="P51"><text:span text:style-name="T4"/></text:p>
      <text:p text:style-name="P51"><text:span text:style-name="T4"/></text:p>
      <text:p text:style-name="P51"><text:span text:style-name="T4"/></text:p>
      <text:p text:style-name="P51"><text:soft-page-break/><text:span text:style-name="T4">3.</text:span> Page <text:span text:style-name="T16">d’accueil </text:span>principale</text:p>
      <text:p text:style-name="P23"/>
      <text:p text:style-name="P23">La page principale du site se découpe en plusieurs zones. </text:p>
      <text:p text:style-name="P25">La police utilisée est  « <text:span text:style-name="T29">xxxxxxxxx ».</text:span></text:p>
      <text:p text:style-name="P38"><text:tab/></text:p>
      <text:p text:style-name="P38"><text:tab/><text:span text:style-name="T8">Zone 1 : Menu haut</text:span></text:p>
      <text:p text:style-name="P41">Bloc contenant <text:span text:style-name="T22">un background-color : xxxxx</text:span></text:p>
      <text:p text:style-name="P41"><text:span text:style-name="T30">A gauche le logo du site BIO miam, cliquable en tant que bouton « Accueil ».</text:span></text:p>
      <text:p text:style-name="P42"><text:span text:style-name="T30">A droite le menu hamburger avec dans le dérouler les différentes pages : Accueil, Mon profil, Mes menus, Produits, Information nutritionnelles</text:span></text:p>
      <text:p text:style-name="P42"/>
      <text:p text:style-name="P49">Sous le menu hamburger indication de connexion / inscription qui pointe vers la <text:span text:style-name="T34">d’inscription ou de connexion</text:span></text:p>
      <text:p text:style-name="P42"/>
      <text:p text:style-name="P26"><text:tab/><text:span text:style-name="T10">Zone 2 : Bloc principal</text:span><text:span text:style-name="T13"> </text:span></text:p>
      <text:p text:style-name="P26"/>
      <text:p text:style-name="P26"><text:span text:style-name="T31">Contenant 2 parties : </text:span></text:p>
      <text:p text:style-name="P26"/>
      <text:p text:style-name="P26"><text:tab/><text:span text:style-name="T32">Partie 1 : Background image </text:span></text:p>
      <text:p text:style-name="P26"><text:tab/><text:span text:style-name="T32">Partie 2 : Background-color avec texte descriptif du site et de ses objectifs. Rappelant également le nutriscore. <text:s/></text:span></text:p>
      <text:p text:style-name="P45"/>
      <text:p text:style-name="P39"><text:tab/>Zone 4 : <text:span text:style-name="T22">Bloc bas de page. </text:span></text:p>
      <text:p text:style-name="P39"><text:span text:style-name="T33">Contenant Mentions Légal et A propos </text:span></text:p>
      <text:p text:style-name="P23"/>
      <text:p text:style-name="P23"/>
      <text:p text:style-name="P52"><text:span text:style-name="T5">4.</text:span><text:span text:style-name="T14"> Page d’inscription</text:span></text:p>
      <text:p text:style-name="P54"><text:s/></text:p>
      <text:p text:style-name="P28"><text:span text:style-name="T23">La police utilisée est  « </text:span><text:span text:style-name="T24">xxxxxxxx ».</text:span></text:p>
      <text:p text:style-name="P43"/>
      <text:p text:style-name="P46"><text:tab/><text:span text:style-name="T11">Zone 1 :</text:span><text:span text:style-name="T1"> Menu haut identique, page principale </text:span></text:p>
      <text:p text:style-name="P46"/>
      <text:p text:style-name="P27"><text:tab/><text:span text:style-name="T10">Zone 2 :</text:span><text:span text:style-name="T13"> Fond du document, background-color « # »</text:span></text:p>
      <text:p text:style-name="P27"/>
      <text:p text:style-name="P27"><text:tab/><text:span text:style-name="T10">Zone 3 :</text:span><text:span text:style-name="T13"> Formulaire d’inscription </text:span></text:p>
      <text:p text:style-name="P38"><text:span text:style-name="T34">Contenant l</text:span>es champs texte à saisir : <text:span text:style-name="T35">Pseudo, Mot de passe, Confimmation du mot de passe, Email, Nom, Prénom. Suivi d’un rappel que pour calculer AJR (Apports Journalier Recommander), il nous faut des informations complémentaire. Date de naissance, Genre, Taille, Poids, Activité et le bouton de validation « je m’inscris ».</text:span></text:p>
      <text:p text:style-name="P48"><text:tab/></text:p>
      <text:p text:style-name="P53"><text:soft-page-break/></text:p>
      <text:p text:style-name="P53">5. <text:span text:style-name="T17">Page </text:span><text:span text:style-name="T21">Mon profil</text:span></text:p>
      <text:p text:style-name="P28"><text:s/></text:p>
      <text:p text:style-name="P29"><text:span text:style-name="T23">La police utilisée est  « </text:span><text:span text:style-name="T24">xxxxxxxx ».</text:span></text:p>
      <text:p text:style-name="P44"/>
      <text:p text:style-name="P47"><text:tab/><text:span text:style-name="T11">Zone 1 :</text:span><text:span text:style-name="T1"> Menu haut identique, page principale </text:span></text:p>
      <text:p text:style-name="P47"/>
      <text:p text:style-name="P29"><text:tab/><text:span text:style-name="T10">Zone 2 :</text:span><text:span text:style-name="T13"> Fond du document, background-color « # »</text:span></text:p>
      <text:p text:style-name="P29"/>
      <text:p text:style-name="P29"><text:tab/><text:span text:style-name="T10">Zone 3 :</text:span><text:span text:style-name="T13"> Bloc profil complété avec les données utilisateur. </text:span></text:p>
      <text:p text:style-name="P40"><text:span text:style-name="T36">Bouton de validation «Modifier mon compte» qui pointe sur la page d’inscription pré-rempli.</text:span></text:p>
      <text:p text:style-name="P56"><text:span text:style-name="T35"><text:tab/></text:span></text:p>
      <text:p text:style-name="P57"><text:span text:style-name="T36">Bouton de suppression «Supprimer mon compte» qui fait apparaître <text:s/>une demande de confirmation avec mot de passe.</text:span></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30T14:34:29.966283906</meta:creation-date>
    <dc:date>2019-01-09T16:59:42.286613953</dc:date>
    <meta:editing-duration>PT1H57M56S</meta:editing-duration>
    <meta:editing-cycles>11</meta:editing-cycles>
    <meta:generator>LibreOffice/6.0.7.3$Linux_X86_64 LibreOffice_project/00m0$Build-3</meta:generator>
    <meta:document-statistic meta:table-count="0" meta:image-count="0" meta:object-count="0" meta:page-count="5" meta:paragraph-count="75" meta:word-count="490" meta:character-count="2967" meta:non-whitespace-character-count="2494"/>
  </office:meta>
</office:document-meta>
</file>